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508cm" fo:min-width="1.035cm" fo:padding-top="0cm" fo:padding-bottom="0cm" fo:padding-left="0cm" fo:padding-right="0cm" fo:wrap-option="wrap" draw:shadow="hidden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508cm" fo:min-width="1.175cm" fo:padding-top="0cm" fo:padding-bottom="0cm" fo:padding-left="0cm" fo:padding-right="0cm" fo:wrap-option="wrap" draw:shadow="hidden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508cm" fo:min-width="1.035cm" fo:padding-top="0cm" fo:padding-bottom="0cm" fo:padding-left="0cm" fo:padding-right="0cm" fo:wrap-option="wrap" draw:shadow="hidden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508cm" fo:min-width="1.175cm" fo:padding-top="0cm" fo:padding-bottom="0cm" fo:padding-left="0cm" fo:padding-right="0cm" fo:wrap-option="wrap" draw:shadow="hidden"/>
    </style:style>
    <style:style style:name="gr7" style:family="graphic" style:parent-style-name="standard">
      <style:graphic-properties draw:stroke="dash" draw:stroke-dash="Dash_20_2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26cm" svg:stroke-color="#000000" draw:marker-start="_35_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_35_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26cm" svg:stroke-color="#ff3300" draw:marker-end="msArrowEnd_20_9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026cm" svg:stroke-color="#ff33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508cm" fo:min-width="1.903cm" fo:padding-top="0cm" fo:padding-bottom="0cm" fo:padding-left="0cm" fo:padding-right="0cm" fo:wrap-option="wrap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4" style:family="paragraph">
      <style:paragraph-properties fo:margin-left="0cm" fo:margin-right="0cm" fo:line-height="100%" text:enable-numbering="false" fo:text-indent="0cm" style:punctuation-wrap="simple" style:line-break="normal" style:writing-mode="lr-tb"/>
    </style:style>
    <style:style style:name="P5" style:family="paragraph">
      <style:paragraph-properties style:writing-mode="lr-tb"/>
    </style:style>
    <style:style style:name="T1" style:family="text">
      <style:text-properties fo:font-family="Times" style:font-family-generic="roman" style:font-pitch="variable" fo:font-size="12pt" fo:language="en" fo:country="GB" style:font-size-asian="12pt" style:font-size-complex="12pt"/>
    </style:style>
    <style:style style:name="T2" style:family="text">
      <style:text-properties fo:color="#0000ff" fo:font-family="Times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3300" fo:font-family="Times" style:font-family-generic="roman" style:font-pitch="variable" fo:font-size="12pt" fo:language="en" fo:country="GB" style:font-size-asian="12pt" style:font-size-complex="12pt"/>
    </style:style>
    <text:list-style style:name="L1">
      <text:list-level-style-bullet text:level="1" text:bullet-char="">
        <style:text-properties fo:font-family="StarBat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9.779cm" svg:height="5.588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9cm" svg:y1="1.661cm" svg:x2="3.819cm" svg:y2="4.219cm">
          <text:p/>
        </draw:line>
        <draw:custom-shape draw:style-name="gr3" draw:text-style-name="P4" draw:layer="layout" svg:width="1.035cm" svg:height="0.508cm" svg:x="3.396cm" svg:y="1.129cm">
          <text:p text:style-name="P3"><text:span text:style-name="T1">Call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1.175cm" svg:height="0.508cm" svg:x="3.326cm" svg:y="4.254cm">
          <text:p text:style-name="P3"><text:span text:style-name="T2">Wait()</text:span></text:p>
          <draw:enhanced-geometry svg:viewBox="0 0 21600 21600" draw:type="mso-spt202" draw:enhanced-path="M 0 0 L 21600 0 21600 21600 0 21600 0 0 Z N"/>
        </draw:custom-shape>
        <draw:line draw:style-name="gr2" draw:text-style-name="P2" draw:layer="layout" svg:x1="7.303cm" svg:y1="1.661cm" svg:x2="7.303cm" svg:y2="2.632cm">
          <text:p/>
        </draw:line>
        <draw:custom-shape draw:style-name="gr5" draw:text-style-name="P4" draw:layer="layout" svg:width="1.035cm" svg:height="0.508cm" svg:x="6.875cm" svg:y="1.129cm">
          <text:p text:style-name="P3"><text:span text:style-name="T1">Call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1.175cm" svg:height="0.508cm" svg:x="6.806cm" svg:y="2.715cm">
          <text:p text:style-name="P3"><text:span text:style-name="T2">Wait()</text:span></text:p>
          <draw:enhanced-geometry svg:viewBox="0 0 21600 21600" draw:type="mso-spt202" draw:enhanced-path="M 0 0 L 21600 0 21600 21600 0 21600 0 0 Z N"/>
        </draw:custom-shape>
        <draw:line draw:style-name="gr7" draw:text-style-name="P2" draw:layer="layout" svg:x1="7.316cm" svg:y1="3.192cm" svg:x2="7.316cm" svg:y2="3.637cm">
          <text:p/>
        </draw:line>
        <draw:line draw:style-name="gr2" draw:text-style-name="P2" draw:layer="layout" svg:x1="7.316cm" svg:y1="3.791cm" svg:x2="7.316cm" svg:y2="6.036cm">
          <text:p/>
        </draw:line>
        <draw:line draw:style-name="gr7" draw:text-style-name="P2" draw:layer="layout" svg:x1="3.824cm" svg:y1="4.695cm" svg:x2="3.824cm" svg:y2="5.22cm">
          <text:p/>
        </draw:line>
        <draw:line draw:style-name="gr2" draw:text-style-name="P2" draw:layer="layout" svg:x1="3.824cm" svg:y1="5.317cm" svg:x2="3.824cm" svg:y2="6.014cm">
          <text:p/>
        </draw:line>
        <draw:custom-shape draw:style-name="gr8" draw:text-style-name="P5" draw:layer="layout" svg:width="0.194cm" svg:height="0.176cm" svg:x="3.713cm" svg:y="2.0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5" draw:layer="layout" svg:width="0.194cm" svg:height="0.172cm" svg:x="7.188cm" svg:y="2.03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layer="layout" svg:width="3.104cm" svg:height="4.097cm" svg:x="7.453cm" svg:y="1.983cm">
          <text:p/>
          <draw:enhanced-geometry svg:viewBox="0 0 6250 9305" draw:type="non-primitive" draw:enhanced-path="M 0 9021  L 108 9059  L 218 9095  L 328 9128  L 439 9158  L 551 9185  L 664 9209  L 777 9231  L 890 9250  L 1004 9266  L 1118 9279  L 1233 9290  L 1348 9297  L 1463 9302  L 1578 9304  L 1693 9303  L 1808 9299  L 1923 9293  L 2038 9283  L 2152 9271  L 2266 9256  L 2380 9238  L 2493 9217  L 2606 9193  L 2718 9167  L 2829 9138  L 2940 9106  L 3050 9071  L 3159 9034  L 3267 8994  L 3374 8951  L 3479 8906  L 3584 8858  L 3688 8808  L 3790 8755  L 3891 8699  L 3990 8641  L 4088 8581  L 4184 8518  L 4279 8453  L 4372 8385  L 4464 8316  L 4554 8243  L 4642 8169  L 4728 8093  L 4812 8014  L 4894 7934  L 4974 7851  L 5052 7767  L 5128 7680  L 5202 7592  L 5274 7502  L 5343 7410  L 5410 7316  L 5475 7221  L 5538 7124  L 5598 7026  L 5655 6926  L 5710 6825  L 5763 6723  L 5813 6619  L 5860 6514  L 5905 6408  L 5947 6301  L 5986 6193  L 6023 6084  L 6057 5974  L 6089 5863  L 6117 5752  L 6143 5640  L 6166 5527  L 6186 5414  L 6204 5300  L 6218 5186  L 6230 5071  L 6239 4956  L 6245 4841  L 6248 4726  L 6249 4611  L 6246 4496  L 6241 4381  L 6233 4266  L 6222 4152  L 6208 4037  L 6192 3924  L 6172 3810  L 6150 3697  L 6125 3585  L 6097 3473  L 6067 3362  L 6033 3252  L 5997 3143  L 5959 3034  L 5917 2927  L 5873 2820  L 5827 2715  L 5777 2611  L 5726 2508  L 5671 2407  L 5615 2307  L 5555 2208  L 5494 2111  L 5430 2015  L 5363 1921  L 5294 1829  L 5223 1738  L 5150 1649  L 5075 1562  L 4997 1477  L 4918 1394  L 4836 1313  L 4752 1234  L 4667 1157  L 4580 1082  L 4490 1009  L 4399 939  L 4307 871  L 4212 805  L 4116 741  L 4019 680  L 3920 621  L 3819 565  L 3717 511  L 3614 460  L 3510 412  L 3404 365  L 3298 322  L 3190 281  L 3082 243  L 2972 208  L 2862 175  L 2750 145  L 2639 118  L 2526 94  L 2413 72  L 2299 53  L 2185 37  L 2071 24  L 1956 14  L 1842 6  L 1727 2  L 1612 0  L 1496 1  L 1381 5  L 1266 12  L 1152 21  L 1037 34  L 923 49  L 810 67  L 696 88  L 584 112  L 472 138  L 360 167  L 250 199  L 140 234  N"/>
        </draw:custom-shape>
        <draw:custom-shape draw:style-name="gr10" draw:text-style-name="P5" draw:layer="layout" svg:width="2.483cm" svg:height="3.964cm" svg:x="1.248cm" svg:y="2.05cm">
          <text:p/>
          <draw:enhanced-geometry svg:viewBox="0 0 4996 8997" draw:type="non-primitive" draw:enhanced-path="M 4860 15  L 4749 7  L 4637 2  L 4525 0  L 4413 1  L 4301 4  L 4190 11  L 4078 20  L 3967 31  L 3856 46  L 3745 63  L 3635 83  L 3526 106  L 3417 132  L 3309 160  L 3201 191  L 3095 225  L 2989 261  L 2884 300  L 2780 341  L 2677 385  L 2575 432  L 2475 481  L 2375 532  L 2277 586  L 2181 643  L 2086 702  L 1992 763  L 1900 826  L 1809 892  L 1721 960  L 1633 1030  L 1548 1102  L 1465 1177  L 1383 1253  L 1303 1332  L 1225 1412  L 1150 1495  L 1076 1579  L 1004 1665  L 935 1753  L 868 1842  L 803 1933  L 740 2026  L 680 2120  L 622 2216  L 566 2313  L 513 2411  L 463 2511  L 415 2612  L 369 2714  L 326 2817  L 285 2922  L 247 3027  L 212 3133  L 179 3240  L 150 3348  L 122 3456  L 98 3565  L 76 3675  L 57 3785  L 40 3896  L 27 4007  L 16 4118  L 8 4230  L 3 4342  L 0 4454  L 1 4566  L 4 4677  L 9 4789  L 18 4901  L 29 5012  L 44 5123  L 61 5233  L 80 5344  L 103 5453  L 128 5562  L 156 5671  L 186 5778  L 219 5885  L 255 5991  L 293 6096  L 335 6200  L 378 6303  L 424 6405  L 473 6506  L 524 6605  L 578 6703  L 634 6800  L 692 6896  L 753 6990  L 816 7082  L 882 7173  L 949 7262  L 1019 7349  L 1091 7435  L 1165 7519  L 1241 7601  L 1320 7681  L 1400 7759  L 1482 7835  L 1566 7909  L 1651 7981  L 1739 8050  L 1828 8118  L 1919 8183  L 2011 8246  L 2105 8307  L 2201 8365  L 2298 8421  L 2396 8475  L 2495 8526  L 2596 8574  L 2698 8620  L 2801 8664  L 2905 8705  L 3011 8743  L 3117 8779  L 3223 8812  L 3331 8842  L 3440 8870  L 3549 8895  L 3658 8917  L 3768 8936  L 3879 8953  L 3990 8967  L 4101 8978  L 4213 8987  L 4325 8993  L 4436 8996  L 4548 8996  L 4660 8993  L 4772 8988  L 4883 8979  L 4995 8968  N"/>
        </draw:custom-shape>
        <draw:line draw:style-name="gr11" draw:text-style-name="P2" draw:layer="layout" svg:x1="5.539cm" svg:y1="5.409cm" svg:x2="7.193cm" svg:y2="3.742cm">
          <text:p/>
        </draw:line>
        <draw:line draw:style-name="gr12" draw:text-style-name="P2" draw:layer="layout" svg:x1="5.331cm" svg:y1="5.432cm" svg:x2="3.986cm" svg:y2="5.216cm">
          <text:p/>
        </draw:line>
        <draw:custom-shape draw:style-name="gr13" draw:text-style-name="P4" draw:layer="layout" svg:width="1.903cm" svg:height="0.508cm" svg:x="5.042cm" svg:y="5.489cm">
          <text:p text:style-name="P3"><text:span text:style-name="T3">Event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_35_" draw:display-name="5" svg:viewBox="0 0 1 1" svg:d=""/>
    <draw:marker draw:name="Arrow" svg:viewBox="0 0 20 30" svg:d="m10 0-10 30h20z"/>
    <draw:marker draw:name="msArrowEnd_20_5" draw:display-name="msArrowEnd 5" svg:viewBox="0 0 210 210" svg:d="m105 0 105 210h-210z"/>
    <draw:marker draw:name="msArrowEnd_20_9" draw:display-name="msArrowEnd 9" svg:viewBox="0 0 350 350" svg:d="m175 0 175 350h-350z"/>
    <draw:stroke-dash draw:name="Dash_20_2" draw:display-name="Dash 2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5cm" fo:page-height="7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Gilles Mouchard</meta:initial-creator>
    <meta:creation-date>2008-05-20T10:41:02</meta:creation-date>
    <dc:creator>Gilles Mouchard</dc:creator>
    <dc:date>2008-05-20T10:43:30</dc:date>
    <meta:editing-cycles>1</meta:editing-cycles>
    <meta:editing-duration>PT2M28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